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1B42268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roundedrect-title">
      <style:graphic-properties draw:fill-color="#ffffff" draw:auto-grow-height="true" fo:min-height="3.006cm"/>
    </style:style>
    <style:style style:name="pr2" style:family="presentation" style:parent-style-name="lyt-roundedrect-subtitle">
      <style:graphic-properties draw:fill-color="#ffffff" draw:auto-grow-height="true" fo:min-height="11.88cm"/>
    </style:style>
    <style:style style:name="pr3" style:family="presentation" style:parent-style-name="lyt-roundedrect-notes">
      <style:graphic-properties draw:fill-color="#ffffff" draw:auto-grow-height="true" fo:min-height="13.365cm"/>
    </style:style>
    <style:style style:name="pr4" style:family="presentation" style:parent-style-name="lyt-roundedrect-title">
      <style:graphic-properties fo:min-height="2.755cm"/>
    </style:style>
    <style:style style:name="pr5" style:family="presentation" style:parent-style-name="lyt-roundedrect-subtitle">
      <style:graphic-properties draw:fill-color="#ffffff" fo:min-height="11.629cm"/>
    </style:style>
    <style:style style:name="pr6" style:family="presentation" style:parent-style-name="lyt-roundedrec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star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draw:frame presentation:style-name="pr1" draw:text-style-name="P1" draw:layer="layout" svg:width="22.179cm" svg:height="3.473cm" svg:x="0.964cm" svg:y="0.483cm" presentation:class="title">
          <draw:text-box>
            <text:p>CS 673: Evolution Simulation Presentation</text:p>
          </draw:text-box>
        </draw:frame>
        <draw:frame presentation:style-name="pr2" draw:text-style-name="P1" draw:layer="layout" svg:width="21.793cm" svg:height="11.88cm" svg:x="1.35cm" svg:y="4.212cm" presentation:class="subtitle">
          <draw:text-box>
            <text:p text:style-name="P1">Team Snow Crash</text:p>
            <text:p text:style-name="P1"><text:span text:style-name="T1">Dale Earnest</text:span></text:p>
            <text:p text:style-name="P1"><text:span text:style-name="T1">Jeffrey Dunn</text:span></text:p>
            <text:p text:style-name="P1"><text:span text:style-name="T1">Dong Luo</text:span></text:p>
            <text:p text:style-name="P1"><text:span text:style-name="T1">Mike McWilliams</text:span>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1T0">
        <draw:frame presentation:style-name="pr4" draw:layer="layout" svg:width="22.179cm" svg:height="2.755cm" svg:x="0.964cm" svg:y="0.842cm" presentation:class="title">
          <draw:text-box>
            <text:p>Table of Contents</text:p>
          </draw:text-box>
        </draw:frame>
        <draw:frame presentation:style-name="pr5" draw:text-style-name="P3" draw:layer="layout" svg:width="21.793cm" svg:height="11.629cm" svg:x="1.35cm" svg:y="4.337cm" presentation:class="subtitle">
          <draw:text-box>
            <text:list text:style-name="L1">
              <text:list-item>
                <text:list>
                  <text:list-item>
                    <text:p text:style-name="P3">Introduction</text:p>
                  </text:list-item>
                  <text:list-item>
                    <text:p text:style-name="P3">Design and Architecture</text:p>
                  </text:list-item>
                  <text:list-item>
                    <text:p text:style-name="P3">Demo</text:p>
                  </text:list-item>
                  <text:list-item>
                    <text:p text:style-name="P3">Lessons Learn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1T0">
        <draw:frame presentation:style-name="pr4" draw:layer="layout" svg:width="22.179cm" svg:height="2.755cm" svg:x="0.964cm" svg:y="0.842cm" presentation:class="title">
          <draw:text-box>
            <text:p>Introduction</text:p>
          </draw:text-box>
        </draw:frame>
        <draw:frame presentation:style-name="pr5" draw:layer="layout" svg:width="21.793cm" svg:height="11.629cm" svg:x="1.35cm" svg:y="4.337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1T0">
        <draw:frame presentation:style-name="pr4" draw:layer="layout" svg:width="22.179cm" svg:height="2.755cm" svg:x="0.964cm" svg:y="0.842cm" presentation:class="title" presentation:user-transformed="true">
          <draw:text-box>
            <text:p>Design and Architecture, 1</text:p>
          </draw:text-box>
        </draw:frame>
        <draw:frame presentation:style-name="pr5" draw:layer="layout" svg:width="21.793cm" svg:height="11.629cm" svg:x="1.35cm" svg:y="4.337cm" presentation:class="subtitle">
          <draw:text-box>
            <text:p>MVC Slide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1T0">
        <draw:frame presentation:style-name="pr4" draw:layer="layout" svg:width="22.179cm" svg:height="2.755cm" svg:x="0.964cm" svg:y="0.842cm" presentation:class="title" presentation:user-transformed="true">
          <draw:text-box>
            <text:p>Design and Architecture, 2</text:p>
          </draw:text-box>
        </draw:frame>
        <draw:frame presentation:style-name="pr5" draw:layer="layout" svg:width="21.793cm" svg:height="11.629cm" svg:x="1.35cm" svg:y="4.337cm" presentation:class="subtitle">
          <draw:text-box>
            <text:p>UI Slid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1T0">
        <draw:frame presentation:style-name="pr4" draw:layer="layout" svg:width="22.179cm" svg:height="2.755cm" svg:x="0.964cm" svg:y="0.842cm" presentation:class="title">
          <draw:text-box>
            <text:p>Design and Architecture, 3</text:p>
          </draw:text-box>
        </draw:frame>
        <draw:frame presentation:style-name="pr5" draw:layer="layout" svg:width="21.793cm" svg:height="11.629cm" svg:x="1.35cm" svg:y="4.337cm" presentation:class="subtitle">
          <draw:text-box>
            <text:p>Engine Slide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1T0">
        <draw:frame presentation:style-name="pr4" draw:layer="layout" svg:width="22.179cm" svg:height="2.755cm" svg:x="0.964cm" svg:y="0.842cm" presentation:class="title">
          <draw:text-box>
            <text:p>Design and Architecture, 4</text:p>
          </draw:text-box>
        </draw:frame>
        <draw:frame presentation:style-name="pr5" draw:layer="layout" svg:width="21.793cm" svg:height="11.629cm" svg:x="1.35cm" svg:y="4.337cm" presentation:class="subtitle" presentation:user-transformed="true">
          <draw:text-box>
            <text:p>File Manager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1T0">
        <draw:frame presentation:style-name="pr4" draw:layer="layout" svg:width="22.179cm" svg:height="2.755cm" svg:x="0.964cm" svg:y="0.842cm" presentation:class="title">
          <draw:text-box>
            <text:p>Demonstration</text:p>
          </draw:text-box>
        </draw:frame>
        <draw:frame presentation:style-name="pr5" draw:layer="layout" svg:width="21.793cm" svg:height="11.629cm" svg:x="1.35cm" svg:y="4.337cm" presentation:class="subtitle">
          <draw:text-box>
            <text:p>Watch!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1T0">
        <draw:frame presentation:style-name="pr4" draw:layer="layout" svg:width="22.179cm" svg:height="2.755cm" svg:x="0.964cm" svg:y="0.842cm" presentation:class="title">
          <draw:text-box>
            <text:p>Lessons Learned</text:p>
          </draw:text-box>
        </draw:frame>
        <draw:frame presentation:style-name="pr5" draw:layer="layout" svg:width="21.793cm" svg:height="11.629cm" svg:x="1.35cm" svg:y="4.337cm" presentation:class="subtitle">
          <draw:text-box>
            <text:list text:style-name="L1">
              <text:list-item>
                <text:list>
                  <text:list-item>
                    <text:p text:style-name="P3">Less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4.965cm" svg:x="1.558cm" svg:y="2.05cm" draw:page-number="1"/>
      <draw:page-thumbnail draw:layer="backgroundobjects" svg:width="7.448cm" svg:height="4.965cm" svg:x="1.558cm" svg:y="8.016cm"/>
      <draw:page-thumbnail draw:layer="backgroundobjects" svg:width="7.448cm" svg:height="4.965cm" svg:x="1.558cm" svg:y="13.982cm"/>
      <draw:page-thumbnail draw:layer="backgroundobjects" svg:width="7.448cm" svg:height="4.965cm" svg:x="11.124cm" svg:y="2.05cm"/>
      <draw:page-thumbnail draw:layer="backgroundobjects" svg:width="7.448cm" svg:height="4.965cm" svg:x="11.124cm" svg:y="8.016cm"/>
      <draw:page-thumbnail draw:layer="backgroundobjects" svg:width="7.448cm" svg:height="4.965cm" svg:x="11.124cm" svg:y="13.982cm"/>
      <draw:page-thumbnail draw:layer="backgroundobjects" svg:width="7.448cm" svg:height="4.965cm" svg:x="20.69cm" svg:y="2.05cm"/>
      <draw:page-thumbnail draw:layer="backgroundobjects" svg:width="7.448cm" svg:height="4.965cm" svg:x="20.69cm" svg:y="8.016cm"/>
      <draw:page-thumbnail draw:layer="backgroundobjects" svg:width="7.448cm" svg:height="4.965cm" svg:x="20.69cm" svg:y="13.982cm"/>
    </style:handout-master>
    <style:master-page style:name="lyt-roundedrect" style:page-layout-name="PM1" draw:style-name="Mdp1">
      <draw:frame presentation:style-name="lyt-roundedrect-title" draw:layer="backgroundobjects" svg:width="22.179cm" svg:height="3.005cm" svg:x="0.964cm" svg:y="0.717cm" presentation:class="title" presentation:placeholder="true">
        <draw:text-box/>
      </draw:frame>
      <draw:frame presentation:style-name="lyt-roundedrect-outline1" draw:layer="backgroundobjects" svg:width="21.793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8.076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7.237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dc:title>Rounded Rectangles</dc:title>
    <dc:description>Presentation Layout Template</dc:description>
    <meta:creation-date>2010-11-28T21:29:06.82</meta:creation-date>
    <dc:language>en-US</dc:language>
    <meta:editing-cycles>7</meta:editing-cycles>
    <meta:editing-duration>PT02H22M39S</meta:editing-duration>
    <meta:initial-creator>Dale Earnest</meta:initial-creator>
    <dc:date>2010-11-28T23:51:32.95</dc:date>
    <dc:creator>Dale Earnest</dc:creator>
    <meta:document-statistic meta:object-count="60"/>
    <meta:user-defined meta:name="Info 1"/>
    <meta:user-defined meta:name="Info 2"/>
    <meta:user-defined meta:name="Info 3"/>
    <meta:user-defined meta:name="Info 4"/>
    <meta:template xlink:type="simple" xlink:actuate="onRequest" xlink:title="Rounded Rectangles" xlink:href="../../../../../../../../Program%20Files/OpenOffice.org%203/Basis/share/template/en-US/layout/lyt-roundedrect.otp"/>
  </office:meta>
</office:document-meta>
</file>